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2fe3d" officeooo:paragraph-rsid="0012fe3d" style:font-size-asian="11pt" style:font-size-complex="11pt"/>
    </style:style>
    <style:style style:name="P2" style:family="paragraph" style:parent-style-name="Standard">
      <style:text-properties fo:font-size="11pt" officeooo:rsid="0014a5bb" officeooo:paragraph-rsid="0014a5bb" style:font-size-asian="11pt" style:font-size-complex="11pt"/>
    </style:style>
    <style:style style:name="P3" style:family="paragraph" style:parent-style-name="Standard">
      <style:text-properties fo:font-size="11pt" officeooo:rsid="0016d719" officeooo:paragraph-rsid="00189f6a" style:font-size-asian="11pt" style:font-size-complex="11pt"/>
    </style:style>
    <style:style style:name="P4" style:family="paragraph" style:parent-style-name="Standard" style:list-style-name="L1">
      <style:text-properties fo:font-size="11pt" officeooo:rsid="0016d719" officeooo:paragraph-rsid="0016d719" style:font-size-asian="11pt" style:font-size-complex="11pt"/>
    </style:style>
    <style:style style:name="P5" style:family="paragraph" style:parent-style-name="Standard" style:list-style-name="L1">
      <style:text-properties fo:font-size="11pt" officeooo:rsid="00189f6a" officeooo:paragraph-rsid="00189f6a" style:font-size-asian="11pt" style:font-size-complex="11pt"/>
    </style:style>
    <style:style style:name="P6" style:family="paragraph" style:parent-style-name="Standard">
      <style:text-properties fo:font-size="11pt" officeooo:rsid="00189f6a" officeooo:paragraph-rsid="00189f6a" style:font-size-asian="11pt" style:font-size-complex="11pt"/>
    </style:style>
    <style:style style:name="P7" style:family="paragraph" style:parent-style-name="Standard">
      <style:text-properties fo:font-size="11pt" officeooo:rsid="001a4594" officeooo:paragraph-rsid="001a4594" style:font-size-asian="11pt" style:font-size-complex="11pt"/>
    </style:style>
    <style:style style:name="P8" style:family="paragraph" style:parent-style-name="Standard">
      <style:text-properties fo:font-size="11pt" officeooo:rsid="001bc2ea" officeooo:paragraph-rsid="001bc2ea" style:font-size-asian="11pt" style:font-size-complex="11pt"/>
    </style:style>
    <style:style style:name="P9" style:family="paragraph" style:parent-style-name="Standard">
      <style:text-properties fo:font-size="11pt" officeooo:rsid="001d1f0f" officeooo:paragraph-rsid="001d1f0f" style:font-size-asian="11pt" style:font-size-complex="11pt"/>
    </style:style>
    <style:style style:name="P10" style:family="paragraph" style:parent-style-name="Standard">
      <style:text-properties fo:font-size="11pt" officeooo:rsid="001d80b6" officeooo:paragraph-rsid="001d80b6" style:font-size-asian="11pt" style:font-size-complex="11pt"/>
    </style:style>
    <style:style style:name="P11" style:family="paragraph"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T1" style:family="text">
      <style:text-properties officeooo:rsid="00189f6a"/>
    </style:style>
    <style:style style:name="T2" style:family="text">
      <style:text-properties officeooo:rsid="001a4594"/>
    </style:style>
    <style:style style:name="T3" style:family="text">
      <style:text-properties officeooo:rsid="001d1f0f"/>
    </style:style>
    <style:style style:name="T4" style:family="text">
      <style:text-properties fo:font-size="7pt" style:font-size-asian="5.40000009536743pt" style:font-size-complex="7pt"/>
    </style:style>
    <style:style style:name="T5" style:family="text">
      <style:text-properties fo:font-size="5.40000009536743pt" style:font-size-asian="4.40000009536743pt" style:font-size-complex="5.4000000953674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justify" draw:textarea-vertical-align="middle" draw:auto-grow-height="false" fo:min-height="0.953cm" fo:min-width="2.50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73cm" fo:min-width="1.58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73cm" fo:min-width="1.25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73cm" fo:min-width="1.88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3333" draw:textarea-horizontal-align="justify" draw:textarea-vertical-align="middle" draw:auto-grow-height="false" fo:min-height="0.73cm" fo:min-width="3.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73cm" fo:min-width="2.49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end="Extrémités_20_de_20_flèche_20_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73cm" fo:min-width="1.43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73cm" fo:min-width="2.7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marker-end="Extrémités_20_de_20_flèche_20_3" draw:textarea-horizontal-align="justify" draw:textarea-vertical-align="middle" draw:auto-grow-height="false" fo:min-height="0.614cm" fo:min-width="2.15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 : application CRM</text:p>
      <text:p text:style-name="P1"/>
      <text:p text:style-name="P1">Objectif : construire une application CRM permettant la création de sociétés, pouvant être clients ou prospects, de contact (ex responsable commercial, assistante administrative…), de rendez-vous, de projets (deals), et enfin les prestations et ou produits de la société.</text:p>
      <text:p text:style-name="P1"/>
      <text:p text:style-name="P1">Contenu du site : </text:p>
      <text:p text:style-name="P1">- page d’accueil : la page d’accueil affiche les projets en cours de l’utilisateur et rendez-vous enregistrés.</text:p>
      <text:p text:style-name="P1">- page création de société : page contenant un formulaire pour créer une société.</text:p>
      <text:p text:style-name="P1">- page création de contact : page contenant un formulaire pour créer un contact.</text:p>
      <text:p text:style-name="P1">- page produit : page contenant un formulaire pour créer un produit.</text:p>
      <text:p text:style-name="P1">- page projet : page permettant de créer des projets.</text:p>
      <text:p text:style-name="P1">- page rendez-vous : page permettant de créer des rendez-vous.</text:p>
      <text:p text:style-name="P1"/>
      <text:p text:style-name="P2"><draw:custom-shape text:anchor-type="paragraph" draw:z-index="18" draw:name="Forme2" draw:style-name="gr8" draw:text-style-name="P11" svg:width="1.44cm" svg:height="0.731cm" svg:x="5.278cm" svg:y="2.558cm"><text:p text:style-name="P11"><text:span text:style-name="T4">Mes sociétés</text:span></text:p><draw:enhanced-geometry svg:viewBox="0 0 21600 21600" draw:type="rectangle" draw:enhanced-path="M 0 0 L 21600 0 21600 21600 0 21600 0 0 Z N"/></draw:custom-shape><draw:custom-shape text:anchor-type="paragraph" draw:z-index="0" draw:name="Forme1" draw:style-name="gr1" svg:width="2.509cm" svg:height="0.953cm" svg:x="6.272cm" svg:y="0.219cm"><text:p>Page d’accueil</text:p><draw:enhanced-geometry svg:viewBox="0 0 21600 21600" draw:type="rectangle" draw:enhanced-path="M 0 0 L 21600 0 21600 21600 0 21600 0 0 Z N"/></draw:custom-shape><draw:custom-shape text:anchor-type="paragraph" draw:z-index="1" draw:name="Forme2" draw:style-name="gr2" svg:width="1.588cm" svg:height="0.731cm" svg:x="5.108cm" svg:y="5.161cm"><text:p text:style-name="P11"><text:span text:style-name="T4">Mes contacts</text:span></text:p><draw:enhanced-geometry svg:viewBox="0 0 21600 21600" draw:type="rectangle" draw:enhanced-path="M 0 0 L 21600 0 21600 21600 0 21600 0 0 Z N"/></draw:custom-shape><draw:custom-shape text:anchor-type="paragraph" draw:z-index="2" draw:name="Forme2" draw:style-name="gr3" svg:width="1.26cm" svg:height="0.731cm" svg:x="9.077cm" svg:y="2.674cm"><text:p text:style-name="P11"><text:span text:style-name="T4">Mes projets</text:span></text:p><draw:enhanced-geometry svg:viewBox="0 0 21600 21600" draw:type="rectangle" draw:enhanced-path="M 0 0 L 21600 0 21600 21600 0 21600 0 0 Z N"/></draw:custom-shape><draw:custom-shape text:anchor-type="paragraph" draw:z-index="3" draw:name="Forme2" draw:style-name="gr4" svg:width="1.885cm" svg:height="0.731cm" svg:x="8.855cm" svg:y="5.203cm"><text:p text:style-name="P11"><text:span text:style-name="T4">Mes rendez-vous</text:span></text:p><draw:enhanced-geometry svg:viewBox="0 0 21600 21600" draw:type="rectangle" draw:enhanced-path="M 0 0 L 21600 0 21600 21600 0 21600 0 0 Z N"/></draw:custom-shape><draw:custom-shape text:anchor-type="paragraph" draw:z-index="4" draw:name="Forme2" draw:style-name="gr5" draw:text-style-name="P12" svg:width="3.44cm" svg:height="0.731cm" svg:x="4.029cm" svg:y="1.341cm"><text:p text:style-name="P11"><text:span text:style-name="T4">Gestion client</text:span></text:p><draw:enhanced-geometry svg:viewBox="0 0 21600 21600" draw:type="rectangle" draw:enhanced-path="M 0 0 L 21600 0 21600 21600 0 21600 0 0 Z N"/></draw:custom-shape><draw:custom-shape text:anchor-type="paragraph" draw:z-index="5" draw:name="Forme2" draw:style-name="gr5" draw:text-style-name="P12" svg:width="3.44cm" svg:height="0.731cm" svg:x="7.955cm" svg:y="1.33cm"><text:p text:style-name="P11"><text:span text:style-name="T4">Gestion projet</text:span></text:p><draw:enhanced-geometry svg:viewBox="0 0 21600 21600" draw:type="rectangle" draw:enhanced-path="M 0 0 L 21600 0 21600 21600 0 21600 0 0 Z N"/></draw:custom-shape><draw:custom-shape text:anchor-type="paragraph" draw:z-index="6" draw:name="Forme2" draw:style-name="gr6" svg:width="2.498cm" svg:height="0.731cm" svg:x="11.628cm" svg:y="2.071cm"><text:p><text:span text:style-name="T4">Créer un nouveau projet</text:span></text:p><draw:enhanced-geometry svg:viewBox="0 0 21600 21600" draw:type="rectangle" draw:enhanced-path="M 0 0 L 21600 0 21600 21600 0 21600 0 0 Z N"/></draw:custom-shape><draw:custom-shape text:anchor-type="paragraph" draw:z-index="7" draw:name="Forme2" draw:style-name="gr6" svg:width="2.498cm" svg:height="0.731cm" svg:x="11.649cm" svg:y="2.949cm"><text:p text:style-name="P11"><text:span text:style-name="T4">Mes projets en cours</text:span></text:p><draw:enhanced-geometry svg:viewBox="0 0 21600 21600" draw:type="rectangle" draw:enhanced-path="M 0 0 L 21600 0 21600 21600 0 21600 0 0 Z N"/></draw:custom-shape><draw:custom-shape text:anchor-type="paragraph" draw:z-index="8" draw:name="Forme2" draw:style-name="gr6" draw:text-style-name="P11" svg:width="2.498cm" svg:height="0.731cm" svg:x="11.67cm" svg:y="3.817cm"><text:p text:style-name="P11"><text:span text:style-name="T4">Mes projets terminés</text:span></text:p><draw:enhanced-geometry svg:viewBox="0 0 21600 21600" draw:type="rectangle" draw:enhanced-path="M 0 0 L 21600 0 21600 21600 0 21600 0 0 Z N"/></draw:custom-shape><draw:custom-shape text:anchor-type="paragraph" draw:z-index="9" draw:name="Forme2" draw:style-name="gr6" svg:width="2.498cm" svg:height="0.731cm" svg:x="11.659cm" svg:y="4.907cm"><text:p text:style-name="P11"><text:span text:style-name="T4">Créer un nouveau rdv</text:span></text:p><draw:enhanced-geometry svg:viewBox="0 0 21600 21600" draw:type="rectangle" draw:enhanced-path="M 0 0 L 21600 0 21600 21600 0 21600 0 0 Z N"/></draw:custom-shape><draw:custom-shape text:anchor-type="paragraph" draw:z-index="10" draw:name="Forme2" draw:style-name="gr6" draw:text-style-name="P11" svg:width="2.498cm" svg:height="0.731cm" svg:x="11.617cm" svg:y="5.86cm"><text:p text:style-name="P11"><text:span text:style-name="T4">Mes rdv en cours</text:span></text:p><draw:enhanced-geometry svg:viewBox="0 0 21600 21600" draw:type="rectangle" draw:enhanced-path="M 0 0 L 21600 0 21600 21600 0 21600 0 0 Z N"/></draw:custom-shape><draw:custom-shape text:anchor-type="paragraph" draw:z-index="11" draw:name="Forme2" draw:style-name="gr6" svg:width="2.498cm" svg:height="0.731cm" svg:x="11.617cm" svg:y="6.876cm"><text:p text:style-name="P11"><text:span text:style-name="T4">Mes rdv terminés</text:span></text:p><draw:enhanced-geometry svg:viewBox="0 0 21600 21600" draw:type="rectangle" draw:enhanced-path="M 0 0 L 21600 0 21600 21600 0 21600 0 0 Z N"/></draw:custom-shape><draw:line text:anchor-type="paragraph" draw:z-index="12" draw:name="Forme4" draw:style-name="gr7" draw:text-style-name="P11" svg:x1="10.336cm" svg:y1="3.097cm" svg:x2="11.627cm" svg:y2="2.473cm"><text:p/></draw:line><draw:line text:anchor-type="paragraph" draw:z-index="13" draw:name="Forme5" draw:style-name="gr7" draw:text-style-name="P11" svg:x1="10.336cm" svg:y1="3.097cm" svg:x2="11.648cm" svg:y2="3.266cm"><text:p/></draw:line><draw:line text:anchor-type="paragraph" draw:z-index="14" draw:name="Forme6" draw:style-name="gr7" draw:text-style-name="P11" svg:x1="10.336cm" svg:y1="3.097cm" svg:x2="11.67cm" svg:y2="4.304cm"><text:p/></draw:line><draw:line text:anchor-type="paragraph" draw:z-index="15" draw:name="Forme7" draw:style-name="gr7" draw:text-style-name="P11" svg:x1="10.739cm" svg:y1="5.616cm" svg:x2="11.66cm" svg:y2="5.288cm"><text:p/></draw:line><draw:line text:anchor-type="paragraph" draw:z-index="16" draw:name="Forme8" draw:style-name="gr7" draw:text-style-name="P11" svg:x1="10.739cm" svg:y1="5.69cm" svg:x2="11.617cm" svg:y2="6.272cm"><text:p/></draw:line><draw:line text:anchor-type="paragraph" draw:z-index="17" draw:name="Forme9" draw:style-name="gr7" draw:text-style-name="P11" svg:x1="10.739cm" svg:y1="5.69cm" svg:x2="11.565cm" svg:y2="7.299cm"><text:p/></draw:line><draw:custom-shape text:anchor-type="paragraph" draw:z-index="19" draw:name="Forme2" draw:style-name="gr9" svg:width="2.721cm" svg:height="0.731cm" svg:x="1.224cm" svg:y="2.155cm"><text:p text:style-name="P11"><text:span text:style-name="T4">Créer une nouvelle société</text:span></text:p><draw:enhanced-geometry svg:viewBox="0 0 21600 21600" draw:type="rectangle" draw:enhanced-path="M 0 0 L 21600 0 21600 21600 0 21600 0 0 Z N"/></draw:custom-shape><draw:custom-shape text:anchor-type="paragraph" draw:z-index="20" draw:name="Forme2" draw:style-name="gr6" draw:text-style-name="P11" svg:width="2.498cm" svg:height="0.731cm" svg:x="1.309cm" svg:y="2.981cm"><text:p text:style-name="P11"><text:span text:style-name="T4">Afficher mes prospects</text:span></text:p><draw:enhanced-geometry svg:viewBox="0 0 21600 21600" draw:type="rectangle" draw:enhanced-path="M 0 0 L 21600 0 21600 21600 0 21600 0 0 Z N"/></draw:custom-shape><draw:custom-shape text:anchor-type="paragraph" draw:z-index="21" draw:name="Forme2" draw:style-name="gr6" draw:text-style-name="P11" svg:width="2.498cm" svg:height="0.731cm" svg:x="1.298cm" svg:y="3.902cm"><text:p text:style-name="P11"><text:span text:style-name="T4">Afficher mes clients</text:span></text:p><draw:enhanced-geometry svg:viewBox="0 0 21600 21600" draw:type="rectangle" draw:enhanced-path="M 0 0 L 21600 0 21600 21600 0 21600 0 0 Z N"/></draw:custom-shape><draw:line text:anchor-type="paragraph" draw:z-index="22" draw:name="Forme4" draw:style-name="gr7" draw:text-style-name="P11" svg:x1="1.224cm" svg:y1="2.558cm" svg:x2="0.536cm" svg:y2="2.558cm"><text:p/></draw:line><draw:line text:anchor-type="paragraph" draw:z-index="23" draw:name="Forme4" draw:style-name="gr7" draw:text-style-name="P11" svg:x1="5.278cm" svg:y1="2.96cm" svg:x2="3.796cm" svg:y2="3.33cm"><text:p/></draw:line><draw:line text:anchor-type="paragraph" draw:z-index="24" draw:name="Forme4" draw:style-name="gr7" draw:text-style-name="P11" svg:x1="5.278cm" svg:y1="2.96cm" svg:x2="3.796cm" svg:y2="3.33cm"><text:p/></draw:line><draw:line text:anchor-type="paragraph" draw:z-index="25" draw:name="Forme4" draw:style-name="gr7" draw:text-style-name="P11" svg:x1="5.278cm" svg:y1="2.96cm" svg:x2="3.796cm" svg:y2="4.272cm"><text:p/></draw:line><draw:custom-shape text:anchor-type="paragraph" draw:z-index="26" draw:name="Forme2" draw:style-name="gr9" svg:width="2.721cm" svg:height="0.731cm" svg:x="1.118cm" svg:y="5.066cm"><text:p text:style-name="P11"><text:span text:style-name="T4">Créer un nouveau contact</text:span></text:p><draw:enhanced-geometry svg:viewBox="0 0 21600 21600" draw:type="rectangle" draw:enhanced-path="M 0 0 L 21600 0 21600 21600 0 21600 0 0 Z N"/></draw:custom-shape><draw:custom-shape text:anchor-type="paragraph" draw:z-index="27" draw:name="Forme2" draw:style-name="gr9" draw:text-style-name="P11" svg:width="2.721cm" svg:height="0.731cm" svg:x="1.118cm" svg:y="5.965cm"><text:p text:style-name="P11"><text:span text:style-name="T4">Afficher mes contacts</text:span></text:p><draw:enhanced-geometry svg:viewBox="0 0 21600 21600" draw:type="rectangle" draw:enhanced-path="M 0 0 L 21600 0 21600 21600 0 21600 0 0 Z N"/></draw:custom-shape><draw:line text:anchor-type="paragraph" draw:z-index="28" draw:name="Forme4" draw:style-name="gr7" draw:text-style-name="P11" svg:x1="5.108cm" svg:y1="5.595cm" svg:x2="3.838cm" svg:y2="5.394cm"><text:p/></draw:line><draw:line text:anchor-type="paragraph" draw:z-index="29" draw:name="Forme4" draw:style-name="gr7" draw:text-style-name="P11" svg:x1="5.108cm" svg:y1="5.595cm" svg:x2="3.838cm" svg:y2="6.294cm"><text:p/></draw:line><draw:custom-shape text:anchor-type="paragraph" draw:z-index="30" draw:name="Forme3" draw:style-name="gr10" svg:width="2.16cm" svg:height="0.615cm" svg:x="14.453cm" svg:y="2.092cm"><text:p><text:span text:style-name="T5">Afficher tout mes projets</text:span></text:p><draw:enhanced-geometry svg:viewBox="0 0 21600 21600" draw:type="rectangle" draw:enhanced-path="M 0 0 L 21600 0 21600 21600 0 21600 0 0 Z N"/></draw:custom-shape><draw:line text:anchor-type="paragraph" draw:z-index="31" draw:name="Forme4" draw:style-name="gr7" draw:text-style-name="P11" svg:x1="1.224cm" svg:y1="2.558cm" svg:x2="0.536cm" svg:y2="2.558cm"><text:p/></draw:line><draw:custom-shape text:anchor-type="paragraph" draw:z-index="32" draw:name="Forme3" draw:style-name="gr10" svg:width="2.16cm" svg:height="0.615cm" svg:x="14.4cm" svg:y="4.981cm"><text:p><text:span text:style-name="T5">Afficher tout mes rdv</text:span></text:p><draw:enhanced-geometry svg:viewBox="0 0 21600 21600" draw:type="rectangle" draw:enhanced-path="M 0 0 L 21600 0 21600 21600 0 21600 0 0 Z N"/></draw:custom-shape>Architecture des pages :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BDD :</text:p>
      <text:p text:style-name="P8">nom BDD &gt; myCRM</text:p>
      <text:p text:style-name="P3">1. Table <text:span text:style-name="T1">societe</text:span></text:p>
      <text:list xml:id="list7119363211612905023" text:style-name="L1">
        <text:list-header>
          <text:p text:style-name="P4"><text:span text:style-name="T1">idsociete</text:span> &gt; AI + primary key</text:p>
          <text:p text:style-name="P5">denomination &gt; foreign key <text:span text:style-name="T3">&gt;&gt;&gt;</text:span></text:p>
          <text:p text:style-name="P5">adresse</text:p>
          <text:p text:style-name="P5">SIREN</text:p>
          <text:p text:style-name="P5">num_TVA</text:p>
          <text:p text:style-name="P5">code_NAF</text:p>
          <text:p text:style-name="P5">forme_juridique</text:p>
          <text:p text:style-name="P5">tel</text:p>
          <text:p text:style-name="P5">dirigeant <text:span text:style-name="T3">&gt; FK &gt;&gt;&gt; table contact : nom</text:span></text:p>
          <text:p text:style-name="P5">statut</text:p>
          <text:p text:style-name="P5">commentaire</text:p>
          <text:p text:style-name="P5"/>
        </text:list-header>
      </text:list>
      <text:p text:style-name="P6">2. Table contact</text:p>
      <text:p text:style-name="P6"><text:tab/>idcontact &gt; AI + primary key</text:p>
      <text:p text:style-name="P6"><text:tab/>nom</text:p>
      <text:p text:style-name="P6"><text:tab/>prenom</text:p>
      <text:p text:style-name="P6"><text:tab/>adresse (par défaut adresse societe)</text:p>
      <text:p text:style-name="P6"><text:tab/>tel INT</text:p>
      <text:p text:style-name="P6"><text:tab/>tel_portable INT</text:p>
      <text:p text:style-name="P6"><text:tab/>mail</text:p>
      <text:p text:style-name="P6"><text:tab/>poste</text:p>
      <text:p text:style-name="P6"><text:tab/>commentaire</text:p>
      <text:p text:style-name="P6"><text:tab/>societe &gt; foreign key</text:p>
      <text:p text:style-name="P10"/>
      <text:p text:style-name="P6"><text:soft-page-break/></text:p>
      <text:p text:style-name="P6">3. Table projet</text:p>
      <text:p text:style-name="P6"><text:tab/>idprojet &gt; AI + primary key</text:p>
      <text:p text:style-name="P6"><text:tab/>intitule</text:p>
      <text:p text:style-name="P9"><text:tab/>societe &gt; FK</text:p>
      <text:p text:style-name="P6"><text:tab/>contact &gt; FK</text:p>
      <text:p text:style-name="P6"><text:tab/>produit &gt; FK</text:p>
      <text:p text:style-name="P6"><text:tab/><text:span text:style-name="T2">date_debut</text:span></text:p>
      <text:p text:style-name="P6"><text:tab/><text:span text:style-name="T2">date_echeance</text:span></text:p>
      <text:p text:style-name="P6"/>
      <text:p text:style-name="P7">4. Table produit</text:p>
      <text:p text:style-name="P7"><text:tab/>idproduit &gt; AI + PK</text:p>
      <text:p text:style-name="P7"><text:tab/>nom</text:p>
      <text:p text:style-name="P7"><text:tab/>reference</text:p>
      <text:p text:style-name="P7"><text:tab/>type (prestation / matériel)</text:p>
      <text:p text:style-name="P7"><text:tab/>fournisseur FK</text:p>
      <text:p text:style-name="P7"/>
      <text:p text:style-name="P7">5. Table rdv</text:p>
      <text:p text:style-name="P7"><text:tab/>idrdv &gt; AI + PK</text:p>
      <text:p text:style-name="P7"><text:tab/>intitule</text:p>
      <text:p text:style-name="P7"><text:tab/>date</text:p>
      <text:p text:style-name="P7"><text:tab/>societe &gt; FK</text:p>
      <text:p text:style-name="P7"><text:tab/>contact &gt; FK</text:p>
      <text:p text:style-name="P7"><text:tab/>produit &gt; FK</text:p>
      <text:p text:style-name="P7"><text:tab/>statut (en cours, terminé)</text:p>
      <text:p text:style-name="P7"><text:tab/></text:p>
      <text:p text:style-name="P6"/>
      <text:p text:style-name="P6"><text:tab/></text:p>
      <text:p text:style-name="P6"><text:tab/></text:p>
      <text:p text:style-name="P6"><text:tab/></text:p>
      <text:p text:style-name="P6"/>
      <text:list xml:id="list164331699111265" text:continue-numbering="true" text:style-name="L1">
        <text:list-header>
          <text:p text:style-name="P5"/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3" draw:display-name="Extrémités de flèche 3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5:08:54.212000000</meta:creation-date>
    <dc:date>2017-07-06T16:43:30.718000000</dc:date>
    <meta:editing-duration>PT32M43S</meta:editing-duration>
    <meta:editing-cycles>4</meta:editing-cycles>
    <meta:generator>LibreOffice/5.2.7.2$Windows_x86 LibreOffice_project/2b7f1e640c46ceb28adf43ee075a6e8b8439ed10</meta:generator>
    <meta:document-statistic meta:table-count="0" meta:image-count="0" meta:object-count="0" meta:page-count="2" meta:paragraph-count="61" meta:word-count="250" meta:character-count="1471" meta:non-whitespace-character-count="1243"/>
  </office:meta>
</office:document-meta>
</file>